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7011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176b1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335b0" style:font-size-asian="16pt" style:font-size-complex="16pt"/>
    </style:style>
    <style:style style:name="P4" style:family="paragraph" style:parent-style-name="Text_20_body">
      <style:text-properties officeooo:rsid="001c6891" officeooo:paragraph-rsid="00307011"/>
    </style:style>
    <style:style style:name="P5" style:family="paragraph" style:parent-style-name="Text_20_body">
      <style:text-properties officeooo:rsid="0020ef9d" officeooo:paragraph-rsid="0030b28a"/>
    </style:style>
    <style:style style:name="P6" style:family="paragraph" style:parent-style-name="Text_20_body">
      <style:text-properties officeooo:rsid="002044e9" officeooo:paragraph-rsid="003176b1"/>
    </style:style>
    <style:style style:name="P7" style:family="paragraph" style:parent-style-name="Text_20_body">
      <style:text-properties officeooo:rsid="00227252" officeooo:paragraph-rsid="003335b0"/>
    </style:style>
    <style:style style:name="P8" style:family="paragraph" style:parent-style-name="Text_20_body">
      <style:text-properties officeooo:rsid="0021df8b" officeooo:paragraph-rsid="003534d7"/>
    </style:style>
    <style:style style:name="P9" style:family="paragraph" style:parent-style-name="Text_20_body">
      <style:text-properties officeooo:rsid="0022e3f8" officeooo:paragraph-rsid="003534d7"/>
    </style:style>
    <style:style style:name="P10" style:family="paragraph" style:parent-style-name="Text_20_body">
      <style:text-properties officeooo:rsid="001dd07a" officeooo:paragraph-rsid="00372aa2"/>
    </style:style>
    <style:style style:name="P11" style:family="paragraph" style:parent-style-name="Heading_20_1" style:master-page-name="Right_20_Page">
      <style:paragraph-properties style:page-number="auto"/>
      <style:text-properties officeooo:rsid="001dd07a" officeooo:paragraph-rsid="00372aa2"/>
    </style:style>
    <style:style style:name="P12" style:family="paragraph" style:parent-style-name="Heading_20_3">
      <style:text-properties officeooo:paragraph-rsid="00307011"/>
    </style:style>
    <style:style style:name="P13" style:family="paragraph" style:parent-style-name="Heading_20_3">
      <style:text-properties officeooo:paragraph-rsid="0030b28a"/>
    </style:style>
    <style:style style:name="P14" style:family="paragraph" style:parent-style-name="Heading_20_3">
      <style:text-properties officeooo:paragraph-rsid="003176b1"/>
    </style:style>
    <style:style style:name="P15" style:family="paragraph" style:parent-style-name="Heading_20_3">
      <style:text-properties officeooo:paragraph-rsid="003335b0"/>
    </style:style>
    <style:style style:name="P16" style:family="paragraph" style:parent-style-name="Heading_20_3">
      <style:text-properties officeooo:paragraph-rsid="003534d7"/>
    </style:style>
    <style:style style:name="P17" style:family="paragraph" style:parent-style-name="Heading_20_3">
      <style:text-properties officeooo:paragraph-rsid="00372aa2"/>
    </style:style>
    <style:style style:name="P18" style:family="paragraph" style:parent-style-name="Heading_20_3">
      <style:paragraph-properties fo:break-before="page"/>
      <style:text-properties officeooo:rsid="001c6891" officeooo:paragraph-rsid="00307011"/>
    </style:style>
    <style:style style:name="P19" style:family="paragraph" style:parent-style-name="Heading_20_3">
      <style:paragraph-properties fo:break-before="page"/>
      <style:text-properties officeooo:rsid="0020ef9d" officeooo:paragraph-rsid="0030b28a"/>
    </style:style>
    <style:style style:name="P20" style:family="paragraph" style:parent-style-name="Heading_20_3">
      <style:paragraph-properties fo:break-before="page"/>
      <style:text-properties officeooo:rsid="002044e9" officeooo:paragraph-rsid="003176b1"/>
    </style:style>
    <style:style style:name="P21" style:family="paragraph" style:parent-style-name="Heading_20_3">
      <style:paragraph-properties fo:break-before="page"/>
      <style:text-properties officeooo:rsid="00227252" officeooo:paragraph-rsid="003335b0"/>
    </style:style>
    <style:style style:name="P22" style:family="paragraph" style:parent-style-name="Heading_20_3">
      <style:paragraph-properties fo:break-before="page"/>
      <style:text-properties officeooo:rsid="0021df8b" officeooo:paragraph-rsid="003534d7"/>
    </style:style>
    <style:style style:name="P23" style:family="paragraph" style:parent-style-name="Heading_20_3">
      <style:paragraph-properties fo:break-before="page"/>
      <style:text-properties officeooo:rsid="001dd07a" officeooo:paragraph-rsid="00372aa2"/>
    </style:style>
    <style:style style:name="T1" style:family="text">
      <style:text-properties officeooo:rsid="000f14e3"/>
    </style:style>
    <style:style style:name="T2" style:family="text">
      <style:text-properties officeooo:rsid="001f1efa"/>
    </style:style>
    <style:style style:name="T3" style:family="text">
      <style:text-properties officeooo:rsid="001fd429"/>
    </style:style>
    <style:style style:name="T4" style:family="text">
      <style:text-properties officeooo:rsid="001dad2a"/>
    </style:style>
    <style:style style:name="T5" style:family="text">
      <style:text-properties officeooo:rsid="000f59fb"/>
    </style:style>
    <style:style style:name="T6" style:family="text">
      <style:text-properties officeooo:rsid="001c6891"/>
    </style:style>
    <style:style style:name="T7" style:family="text">
      <style:text-properties officeooo:rsid="0020ef9d"/>
    </style:style>
    <style:style style:name="T8" style:family="text">
      <style:text-properties officeooo:rsid="002044e9"/>
    </style:style>
    <style:style style:name="T9" style:family="text">
      <style:text-properties officeooo:rsid="00227252"/>
    </style:style>
    <style:style style:name="T10" style:family="text">
      <style:text-properties officeooo:rsid="0021df8b"/>
    </style:style>
    <style:style style:name="T11" style:family="text">
      <style:text-properties officeooo:rsid="0022e3f8"/>
    </style:style>
    <style:style style:name="T12" style:family="text">
      <style:text-properties officeooo:rsid="001dd07a"/>
    </style:style>
    <style:style style:name="T13" style:family="text">
      <style:text-properties officeooo:rsid="001e10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North Country</text:h>
      <text:h text:style-name="Heading_20_2" text:outline-level="2">(The Rankin Family)</text:h>
      <text:p text:style-name="Text_20_body">Time Signature: 4/4</text:p>
      <text:p text:style-name="Text_20_body">Chords: <text:span text:style-name="T13">C, Em, F, G</text:span></text:p>
      <text:p text:style-name="Text_20_body">Tempo: 1<text:span text:style-name="T12">2</text:span>0 - 1<text:span text:style-name="T12">4</text:span>0 BPM</text:p>
      <text:p text:style-name="Text_20_body"/>
      <text:h text:style-name="P23" text:outline-level="3">[VERSE 1]</text:h>
      <text:p text:style-name="P10">G</text:p>
      <text:p text:style-name="P10">I'm heading back to the North Country</text:p>
      <text:p text:style-name="P10"><text:s text:c="9"/>F <text:s text:c="8"/>C <text:s text:c="4"/>G</text:p>
      <text:p text:style-name="P10">With the cold wind in my eyes</text:p>
      <text:p text:style-name="P10">G</text:p>
      <text:p text:style-name="P10">I'll be there by sunset</text:p>
      <text:p text:style-name="P10">F <text:s text:c="9"/>C <text:s text:c="9"/>G <text:s text:c="6"/>C <text:s text:c="2"/>D</text:p>
      <text:p text:style-name="P10">Before the first snow flies</text:p>
      <text:h text:style-name="P17" text:outline-level="3">[CHORUS 1]</text:h>
      <text:p text:style-name="P10">F <text:s text:c="23"/>C</text:p>
      <text:p text:style-name="P10">Rustle the leaves on the ground</text:p>
      <text:p text:style-name="P10">C <text:s text:c="25"/>G <text:s text:c="5"/>C <text:s/>G</text:p>
      <text:p text:style-name="P10">This crazy feelin' hangin' round</text:p>
      <text:p text:style-name="P10">F <text:s text:c="23"/>C</text:p>
      <text:p text:style-name="P10">I'll be remember now and then</text:p>
      <text:p text:style-name="P10">Am <text:s text:c="16"/>Em <text:s text:c="11"/>F <text:s text:c="5"/>C <text:s/>G</text:p>
      <text:p text:style-name="P10">But don't ask when I'll be back again</text:p>
      <text:h text:style-name="P17" text:outline-level="3">[VERSE 2]</text:h>
      <text:p text:style-name="P10">G</text:p>
      <text:p text:style-name="P10">Had this dream late one night</text:p>
      <text:p text:style-name="P10"><text:s text:c="6"/>F <text:s text:c="15"/>C</text:p>
      <text:p text:style-name="P10">'Bout working with the gang</text:p>
      <text:p text:style-name="P10"><text:s text:c="8"/>G</text:p>
      <text:p text:style-name="P10"><text:s/>at the Mull River drive</text:p>
      <text:p text:style-name="P10">G <text:s text:c="25"/></text:p>
      <text:p text:style-name="P10">Danny, me and Freddy Wright</text:p>
      <text:p text:style-name="P10"><text:s text:c="7"/>F <text:s text:c="9"/>C</text:p>
      <text:p text:style-name="P10">making a dollar a day</text:p>
      <text:p text:style-name="P10"><text:s text:c="8"/>G <text:s text:c="11"/>C <text:s/>G</text:p>
      <text:p text:style-name="P10">Just to stay alive.</text:p>
      <text:h text:style-name="P17" text:outline-level="3">[CHORUS 2]</text:h>
      <text:p text:style-name="P10">F <text:s text:c="23"/>C</text:p>
      <text:p text:style-name="P10">Rustle the leaves on the ground</text:p>
      <text:p text:style-name="P10">C <text:s text:c="19"/>G <text:s text:c="5"/>C <text:s/>G</text:p>
      <text:p text:style-name="P10">Cold hard rain comin down</text:p>
      <text:p text:style-name="P10">F <text:s text:c="30"/>C</text:p>
      <text:p text:style-name="P10">Sleeping there on the dark damp earth</text:p>
      <text:p text:style-name="P10">Am <text:s text:c="18"/>Em <text:s text:c="14"/>F <text:s text:c="6"/>C</text:p>
      <text:p text:style-name="P10">For what it's worth, no reason can be found</text:p>
      <text:p text:style-name="P10"/>
      <text:p text:style-name="P10"><text:soft-page-break/><text:s text:c="16"/>G</text:p>
      <text:p text:style-name="P10">No, it can't be found</text:p>
      <text:h text:style-name="P17" text:outline-level="3">[VERSE 3]</text:h>
      <text:p text:style-name="P10">G</text:p>
      <text:p text:style-name="P10">So if you're passing through the North Country</text:p>
      <text:p text:style-name="P10"><text:s text:c="9"/>F <text:s text:c="5"/>C <text:s text:c="6"/>G</text:p>
      <text:p text:style-name="P10">With the sunset in your eyes</text:p>
      <text:p text:style-name="P10">G</text:p>
      <text:p text:style-name="P10">You may find me on the rocky shore</text:p>
      <text:p text:style-name="P10">F <text:s text:c="6"/>C <text:s text:c="5"/>G <text:s text:c="5"/>C <text:s/>G</text:p>
      <text:p text:style-name="P10">Of that lonely Isle</text:p>
      <text:h text:style-name="P17" text:outline-level="3">[CHORUS 2]</text:h>
      <text:p text:style-name="P10">F <text:s text:c="23"/>C</text:p>
      <text:p text:style-name="P10">Rustle the leaves on the ground</text:p>
      <text:p text:style-name="P10">C <text:s text:c="19"/>G <text:s text:c="5"/>C <text:s/>G</text:p>
      <text:p text:style-name="P10">Cold hard rain comin down</text:p>
      <text:p text:style-name="P10">F <text:s text:c="30"/>C</text:p>
      <text:p text:style-name="P10">Sleeping there on the dark damp earth</text:p>
      <text:p text:style-name="P10">Am <text:s text:c="18"/>Em <text:s text:c="14"/>F <text:s text:c="6"/>C</text:p>
      <text:p text:style-name="P10">For what it's worth, no reason can be found</text:p>
      <text:p text:style-name="P10"><text:s text:c="16"/>G</text:p>
      <text:p text:style-name="P10">No, it can't be found</text:p>
      <text:h text:style-name="P17" text:outline-level="3">[VERSE 4]</text:h>
      <text:p text:style-name="P10">G</text:p>
      <text:p text:style-name="P10">I'm heading back to the North Country</text:p>
      <text:p text:style-name="P10"><text:s text:c="9"/>F <text:s text:c="8"/>C <text:s text:c="4"/>G</text:p>
      <text:p text:style-name="P10">With the cold wind in my eyes</text:p>
      <text:p text:style-name="P10">G</text:p>
      <text:p text:style-name="P10">I'll be there by sunset</text:p>
      <text:p text:style-name="P10">F <text:s text:c="9"/>C <text:s text:c="9"/>G <text:s text:c="5"/>C <text:s/>G</text:p>
      <text:p text:style-name="P10">Before the first snow flies</text:p>
      <text:h text:style-name="P17" text:outline-level="3">[CHORUS 1]</text:h>
      <text:p text:style-name="P10">F <text:s text:c="23"/>C</text:p>
      <text:p text:style-name="P10">Rustle the leaves on the ground</text:p>
      <text:p text:style-name="P10">C <text:s text:c="25"/>G <text:s text:c="5"/>C <text:s/>G</text:p>
      <text:p text:style-name="P10">This crazy feelin' hangin' round</text:p>
      <text:p text:style-name="P10">F <text:s text:c="23"/>C</text:p>
      <text:p text:style-name="P10">I'll be remember now and then</text:p>
      <text:p text:style-name="P10">Am <text:s text:c="16"/>Em <text:s text:c="11"/>F <text:s text:c="5"/>C <text:s/>G</text:p>
      <text:p text:style-name="P10">But don't ask when I'll be back again</text:p>
      <text:h text:style-name="P17" text:outline-level="3"><text:soft-page-break/>[CHORUS 2]</text:h>
      <text:p text:style-name="P10">F <text:s text:c="23"/>C</text:p>
      <text:p text:style-name="P10">Rustle the leaves on the ground</text:p>
      <text:p text:style-name="P10">C <text:s text:c="19"/>G <text:s text:c="5"/>C <text:s/>G</text:p>
      <text:p text:style-name="P10">Cold hard rain comin down</text:p>
      <text:p text:style-name="P10">F <text:s text:c="30"/>C</text:p>
      <text:p text:style-name="P10">Sleeping there on the dark damp earth</text:p>
      <text:p text:style-name="P10">Am <text:s text:c="18"/>Em <text:s text:c="14"/>F <text:s text:c="6"/>C</text:p>
      <text:p text:style-name="P10">For what it's worth, no reason can be found</text:p>
      <text:p text:style-name="P10"><text:s text:c="16"/>G</text:p>
      <text:p text:style-name="P10">No, it can't be found</text:p>
      <text:p text:style-name="P10"><text:s text:c="8"/>C <text:s text:c="3"/>G</text:p>
      <text:p text:style-name="P10"><text:span text:style-name="T12">I'll be back ag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5M8S</meta:editing-duration>
    <meta:editing-cycles>39</meta:editing-cycles>
    <meta:generator>LibreOffice/4.3.3.2$Linux_X86_64 LibreOffice_project/430m0$Build-2</meta:generator>
    <dc:title>Lyrics + Chords</dc:title>
    <dc:date>2017-04-04T21:35:21.823260411</dc:date>
    <meta:print-date>2017-04-03T12:23:29.985893000</meta:print-date>
    <meta:document-statistic meta:table-count="0" meta:image-count="0" meta:object-count="0" meta:page-count="4" meta:paragraph-count="98" meta:word-count="397" meta:character-count="2458" meta:non-whitespace-character-count="131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